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Figure 2 efficiently illustrates several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Table 1 shows coefficients and standard errors from several rare-events logistic regressions modeling the determinants of civil war onset.<text:note text:id="ftn5" text:note-class="footnote"><text:note-citation>6</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63 (3.47%) in the subset of low-MDI country years.</text:p></text:note-body></text:note></text:p>
      <text:p text:style-name="Text_20_body"><draw:frame draw:name="img3" svg:width="0pt" svg:height="0pt"><draw:image xlink:href="Pictures/2.pdf" xlink:type="simple" xlink:show="embed" xlink:actuate="onLoad"/></draw:frame></text:p>
      <text:p text:style-name="Text_20_body"><draw:frame draw:name="img4" svg:width="0pt" svg:height="0pt"><draw:image xlink:href="Pictures/3.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Frölich, Markus. 2006. “Non-Parametric Regression for Binary Dependent Variables.” <text:span text:style-name="T107">Econometrics</text:span><text:span text:style-name="T108"> </text:span><text:span text:style-name="T109">Journal</text:span> 9(3): 511–40. <text:a xlink:type="simple" xlink:href="http://doi.wiley.com/10.1111/j.1368-423X.2006.00196.x" office:name=""><text:span text:style-name="Definition">http://doi.wiley.com/10.1111/j.1368-423X.2006.00196.x</text:span></text:a>.</text:p>
      <text:p text:style-name="Text_20_body">Hintze, Jerry L, and Ray D Nelson. 1998. “Violin Plots: A Box Plot-Density Trace Synergism.” <text:span text:style-name="T110">The</text:span><text:span text:style-name="T111"> </text:span><text:span text:style-name="T112">American</text:span><text:span text:style-name="T113"> </text:span><text:span text:style-name="T114">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15">Journal</text:span><text:span text:style-name="T116"> </text:span><text:span text:style-name="T117">of</text:span><text:span text:style-name="T118"> </text:span><text:span text:style-name="T119">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120">Perspectives</text:span><text:span text:style-name="T121"> </text:span><text:span text:style-name="T122">on</text:span><text:span text:style-name="T123"> </text:span><text:span text:style-name="T124">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125">Designing</text:span><text:span text:style-name="T126"> </text:span><text:span text:style-name="T127">Social</text:span><text:span text:style-name="T128"> </text:span><text:span text:style-name="T129">Inquiry</text:span><text:span text:style-name="T130">:</text:span><text:span text:style-name="T131"> </text:span><text:span text:style-name="T132">Scientific</text:span><text:span text:style-name="T133"> </text:span><text:span text:style-name="T134">Inference</text:span><text:span text:style-name="T135"> </text:span><text:span text:style-name="T136">in</text:span><text:span text:style-name="T137"> </text:span><text:span text:style-name="T138">Qualitative</text:span><text:span text:style-name="T139"> </text:span><text:span text:style-name="T140">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141">Political</text:span><text:span text:style-name="T142"> </text:span><text:span text:style-name="T143">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144">Journal</text:span><text:span text:style-name="T145"> </text:span><text:span text:style-name="T146">of</text:span><text:span text:style-name="T147"> </text:span><text:span text:style-name="T148">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149">Journal</text:span><text:span text:style-name="T150"> </text:span><text:span text:style-name="T151">of</text:span><text:span text:style-name="T152"> </text:span><text:span text:style-name="T153">Conflict</text:span><text:span text:style-name="T154"> </text:span><text:span text:style-name="T155">Resolution</text:span> 48(6): 814–58. <text:a xlink:type="simple" xlink:href="http://jcr.sagepub.com/cgi/doi/10.1177/0022002704269355" office:name=""><text:span text:style-name="Definition">http://jcr.sagepub.com/cgi/doi/10.1177/002200270426935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